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d9118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d9118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IX</text:span></text:p>
      <text:p text:style-name="P2"><text:span text:style-name="T4">Даша открыла глаза. На часах было 6:19. Она зевнула и, скинув одеяло, потягиваясь, встала. Из кухни по дому разносился приятный запах. Павел стоял у плиты и что-то готовил. </text:span></text:p>
      <text:p text:style-name="P2"><text:span text:style-name="T4">–Доброе утро, сказала девушка, подходя сзади.</text:span></text:p>
      <text:p text:style-name="P2"><text:span text:style-name="T4">–Доброе утро! – ответил молодой человек. </text:span></text:p>
      <text:p text:style-name="P2"><text:span text:style-name="T4">–Мне нужно съездить домой, переодеться.</text:span></text:p>
      <text:p text:style-name="P2"><text:span text:style-name="T4">–Евгений отвезет тебя. Встретимся в университете. Но сначала предлагаю позавтракать.</text:span></text:p>
      <text:p text:style-name="P2"><text:span text:style-name="T4">–Павел, я хотела сказать…</text:span></text:p>
      <text:p text:style-name="P2"><text:span text:style-name="T4">–Можно просто Паша. Я слушаю тебя.</text:span></text:p>
      <text:p text:style-name="P2"><text:span text:style-name="T4">–Я хотела сказать, что не могу так. Это все неправильно. Я должна еще раз все обдумать.</text:span></text:p>
      <text:p text:style-name="P2"><text:span text:style-name="T4">С этими словами Даша удалилась с кухни. Павел нашел ее одетой на 1 этаже. </text:span></text:p>
      <text:p text:style-name="P2"><text:span text:style-name="T4">–Увидимся на занятиях, – сказала девушка и захлопнула дверь.</text:span></text:p>
      <text:p text:style-name="P2"><text:span text:style-name="T4">–Но… – Павел не успел ничего сказать.</text:span></text:p>
      <text:p text:style-name="P2"><text:span text:style-name="T4">Улыбка исчезла с его лица. Он поднялся обратно на кухню, сел за стол, глядя на чашку с кофе и, выпив ее залпом, резко поставил на стол. После этого парень встряхнул челкой и с расстроенным видом пошел собираться в университет. На занятиях он даже не смотрел в сторону Даши и не слушал ее. На вопросы о том, что случилось, он просто отшучивался. По окончании учебы, он не обращая внимания на окружающих, удалился из аудитории. Дарья проводила его взглядом, ничего не сказав, и задумалась. После чего открыла ноутбук и занялась заказом билетов на самолет в Париж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18:17.331000000</meta:creation-date>
    <dc:date>2022-05-15T19:18:38.205000000</dc:date>
    <meta:editing-duration>PT21S</meta:editing-duration>
    <meta:editing-cycles>1</meta:editing-cycles>
    <meta:document-statistic meta:table-count="0" meta:image-count="0" meta:object-count="0" meta:page-count="1" meta:paragraph-count="13" meta:word-count="203" meta:character-count="1262" meta:non-whitespace-character-count="1066"/>
    <meta:generator>LibreOffice/7.2.2.2$Windows_X86_64 LibreOffice_project/02b2acce88a210515b4a5bb2e46cbfb63fe97d56</meta:generator>
  </office:meta>
</office:document-meta>
</file>